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2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19.3145833333333cm"/>
    </style:style>
    <style:style style:name="co8" style:family="table-column">
      <style:table-column-properties fo:break-before="auto" style:column-width="8.255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8.36083333333333cm"/>
    </style:style>
    <style:style style:name="co11" style:family="table-column">
      <style:table-column-properties fo:break-before="auto" style:column-width="15.29291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6.69395833333333cm"/>
    </style:style>
    <style:style style:name="co15" style:family="table-column">
      <style:table-column-properties fo:break-before="auto" style:column-width="14.2345833333333cm"/>
    </style:style>
    <style:style style:name="co16" style:family="table-column">
      <style:table-column-properties fo:break-before="auto" style:column-width="7.6464583333333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18.3885416666667cm"/>
    </style:style>
    <style:style style:name="co20" style:family="table-column">
      <style:table-column-properties fo:break-before="auto" style:column-width="11.1125cm"/>
    </style:style>
    <style:style style:name="co21" style:family="table-column">
      <style:table-column-properties fo:break-before="auto" style:column-width="6.21770833333333cm"/>
    </style:style>
    <style:style style:name="co22" style:family="table-column">
      <style:table-column-properties fo:break-before="auto" style:column-width="4.65666666666667cm"/>
    </style:style>
    <style:style style:name="co23" style:family="table-column">
      <style:table-column-properties fo:break-before="auto" style:column-width="4.86833333333333cm"/>
    </style:style>
    <style:style style:name="co24" style:family="table-column">
      <style:table-column-properties fo:break-before="auto" style:column-width="3.59833333333333cm"/>
    </style:style>
    <style:style style:name="co25" style:family="table-column">
      <style:table-column-properties fo:break-before="auto" style:column-width="6.111875cm"/>
    </style:style>
    <style:style style:name="co26" style:family="table-column">
      <style:table-column-properties fo:break-before="auto" style:column-width="5.87375cm"/>
    </style:style>
    <style:style style:name="co27" style:family="table-column">
      <style:table-column-properties fo:break-before="auto" style:column-width="5.58270833333333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15.7427083333333cm"/>
    </style:style>
    <style:style style:name="co30" style:family="table-column">
      <style:table-column-properties fo:break-before="auto" style:column-width="5.34458333333333cm"/>
    </style:style>
    <style:style style:name="co31" style:family="table-column">
      <style:table-column-properties fo:break-before="auto" style:column-width="3.01625cm"/>
    </style:style>
    <style:style style:name="co32" style:family="table-column">
      <style:table-column-properties fo:break-before="auto" style:column-width="17.4889583333333cm"/>
    </style:style>
    <style:style style:name="co33" style:family="table-column">
      <style:table-column-properties fo:break-before="auto" style:column-width="5.23875cm"/>
    </style:style>
    <style:style style:name="co34" style:family="table-column">
      <style:table-column-properties fo:break-before="auto" style:column-width="4.18041666666667cm"/>
    </style:style>
    <style:style style:name="co35" style:family="table-column">
      <style:table-column-properties fo:break-before="auto" style:column-width="12.5941666666667cm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6.985cm"/>
    </style:style>
    <style:style style:name="co38" style:family="table-column">
      <style:table-column-properties fo:break-before="auto" style:column-width="21.5370833333333cm"/>
    </style:style>
    <style:style style:name="co39" style:family="table-column">
      <style:table-column-properties fo:break-before="auto" style:column-width="6.08541666666667cm"/>
    </style:style>
    <style:style style:name="co40" style:family="table-column">
      <style:table-column-properties fo:break-before="auto" style:column-width="3.86291666666667cm"/>
    </style:style>
    <style:style style:name="co41" style:family="table-column">
      <style:table-column-properties fo:break-before="auto" style:column-width="19.129375cm"/>
    </style:style>
    <style:style style:name="co42" style:family="table-column">
      <style:table-column-properties fo:break-before="auto" style:column-width="8.175625cm"/>
    </style:style>
    <style:style style:name="co43" style:family="table-column">
      <style:table-column-properties fo:break-before="auto" style:column-width="3.06916666666667cm"/>
    </style:style>
    <style:style style:name="co44" style:family="table-column">
      <style:table-column-properties fo:break-before="auto" style:column-width="3.14854166666667cm"/>
    </style:style>
    <style:style style:name="co45" style:family="table-column">
      <style:table-column-properties fo:break-before="auto" style:column-width="15.795625cm"/>
    </style:style>
    <style:style style:name="co46" style:family="table-column">
      <style:table-column-properties fo:break-before="auto" style:column-width="7.40833333333333cm"/>
    </style:style>
    <style:style style:name="co47" style:family="table-column">
      <style:table-column-properties fo:break-before="auto" style:column-width="7.858125cm"/>
    </style:style>
    <style:style style:name="co48" style:family="table-column">
      <style:table-column-properties fo:break-before="auto" style:column-width="7.14375cm"/>
    </style:style>
    <style:style style:name="co49" style:family="table-column">
      <style:table-column-properties fo:break-before="auto" style:column-width="5.635625cm"/>
    </style:style>
    <style:style style:name="co50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02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oxic - Britney Spears</text:p>
          </table:table-cell>
          <table:table-cell office:value-type="string" table:style-name="ce1">
            <text:p>Toxi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nimals" table:style-name="ta2">
        <table:table-column table:style-name="co10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Geo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département français a pour numéro 35</text:p>
          </table:table-cell>
          <table:table-cell office:value-type="string" table:style-name="ce1">
            <text:p>L'Ille et Vil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canal artificiel qui relie la#mer Rouge à la mer Méditerranée?</text:p>
          </table:table-cell>
          <table:table-cell office:value-type="string" table:style-name="ce1">
            <text:p>Le canal de Suez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Jeux" table:style-name="ta1">
        <table:table-column table:style-name="co14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omanEmpire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19" table:default-cell-style-name="ce1"/>
        <table:table-column table:style-name="co20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1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essin_Anime" table:style-name="ta1">
        <table:table-column table:style-name="co25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Hymne" table:style-name="ta1">
        <table:table-column table:style-name="co26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Film" table:style-name="ta1">
        <table:table-column table:style-name="co27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Serie" table:style-name="ta1">
        <table:table-column table:style-name="co28" table:number-columns-repeated="4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CodeRoute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Gaming" table:style-name="ta3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" table:style-name="ta4">
        <table:table-column table:style-name="co35" table:default-cell-style-name="ce1"/>
        <table:table-column table:style-name="co36" table:default-cell-style-name="ce1"/>
        <table:table-column table:style-name="co3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A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0" table:style-name="ce1">
            <text:p>900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1" table:style-name="ce1">
            <text:p>900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2" table:style-name="ce1">
            <text:p>900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3" table:style-name="ce1">
            <text:p>900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4" table:style-name="ce1">
            <text:p>9004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5" table:style-name="ce1">
            <text:p>900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6" table:style-name="ce1">
            <text:p>9006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7" table:style-name="ce1">
            <text:p>900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8" table:style-name="ce1">
            <text:p>9008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float" office:value="9009" table:style-name="ce1">
            <text:p>9009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History" table:style-name="ta3">
        <table:table-column table:style-name="co35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 roi de France a été exécuté pendant#la Révolution française en 1793 ?</text:p>
          </table:table-cell>
          <table:table-cell office:value-type="string" table:style-name="ce5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i était le fondateur de la Cinquième République#en France en 1958 ?</text:p>
          </table:table-cell>
          <table:table-cell office:value-type="string" table:style-name="ce5">
            <text:p>Charles de Gaulles<text:s/>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Quel château de la Loire a fait édifier François 1er ?</text:p>
          </table:table-cell>
          <table:table-cell office:value-type="string" table:style-name="ce5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4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port" table:style-name="ta3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4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47" table:default-cell-style-name="ce1"/>
        <table:table-column table:style-name="co48" table:default-cell-style-name="ce1"/>
        <table:table-column table:style-name="co49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Emission" table:style-name="ta2">
        <table:table-column table:style-name="co2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Qui veut gagner des millions</text:p>
          </table:table-cell>
          <table:table-cell office:value-type="string" table:style-name="ce5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Secret Story</text:p>
          </table:table-cell>
          <table:table-cell office:value-type="string" table:style-name="ce5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juste prix</text:p>
          </table:table-cell>
          <table:table-cell office:value-type="string" table:style-name="ce5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a Carte au Trésor</text:p>
          </table:table-cell>
          <table:table-cell office:value-type="string" table:style-name="ce5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C'est pas sorcier</text:p>
          </table:table-cell>
          <table:table-cell office:value-type="string" table:style-name="ce5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Interville</text:p>
          </table:table-cell>
          <table:table-cell office:value-type="string" table:style-name="ce5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Meilleur Patissier</text:p>
          </table:table-cell>
          <table:table-cell office:value-type="string" table:style-name="ce5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Attention à la marche</text:p>
          </table:table-cell>
          <table:table-cell office:value-type="string" table:style-name="ce5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'amour est dans le pré</text:p>
          </table:table-cell>
          <table:table-cell office:value-type="string" table:style-name="ce5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50" table:default-cell-style-name="ce1"/>
        <table:table-column table:style-name="co46" table:default-cell-style-name="ce1"/>
        <table:table-column table:style-name="co3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text:s/>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eremy BOCLET</dc:creator>
    <dc:date>2023-11-07T14:49:49Z</dc:date>
    <meta:editing-cycles>45</meta:editing-cycles>
    <meta:editing-duration>PT13968S</meta:editing-duration>
  </office:meta>
</office:document-meta>
</file>